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a67f54" officeooo:paragraph-rsid="00a67f54"/>
    </style:style>
    <style:style style:name="P3" style:family="paragraph" style:parent-style-name="Standard">
      <style:text-properties fo:language="en" fo:country="US" officeooo:rsid="00a67f54" officeooo:paragraph-rsid="00a804f0"/>
    </style:style>
    <style:style style:name="P4" style:family="paragraph" style:parent-style-name="Standard">
      <style:text-properties fo:language="en" fo:country="US" fo:font-weight="bold" officeooo:rsid="00a67f54" officeooo:paragraph-rsid="00a9198c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a67f54" officeooo:paragraph-rsid="00ae7946" fo:background-color="transparent" style:font-weight-asian="bold" style:font-weight-complex="bold"/>
    </style:style>
    <style:style style:name="P6" style:family="paragraph" style:parent-style-name="Standard">
      <style:text-properties fo:language="en" fo:country="US" officeooo:rsid="006d3585" officeooo:paragraph-rsid="00a9198c" fo:background-color="transparent"/>
    </style:style>
    <style:style style:name="P7" style:family="paragraph" style:parent-style-name="Standard">
      <style:text-properties fo:language="en" fo:country="US" officeooo:rsid="00acd855" officeooo:paragraph-rsid="00acd855" fo:background-color="transparent"/>
    </style:style>
    <style:style style:name="P8" style:family="paragraph" style:parent-style-name="Standard">
      <style:text-properties officeooo:paragraph-rsid="00af639c"/>
    </style:style>
    <style:style style:name="P9" style:family="paragraph" style:parent-style-name="Standard">
      <style:text-properties officeooo:paragraph-rsid="00aff9a6"/>
    </style:style>
    <style:style style:name="P10" style:family="paragraph" style:parent-style-name="Text_20_body">
      <style:text-properties fo:language="en" fo:country="US" officeooo:rsid="009af746" officeooo:paragraph-rsid="009af746"/>
    </style:style>
    <style:style style:name="P11" style:family="paragraph" style:parent-style-name="Standard" style:list-style-name="L1">
      <style:text-properties fo:language="en" fo:country="US"/>
    </style:style>
    <style:style style:name="P12" style:family="paragraph" style:parent-style-name="Standard" style:list-style-name="L1">
      <style:text-properties fo:language="en" fo:country="US" officeooo:rsid="00a29d49" officeooo:paragraph-rsid="00a29d49"/>
    </style:style>
    <style:style style:name="P13" style:family="paragraph" style:parent-style-name="Standard" style:list-style-name="L1">
      <style:text-properties fo:language="en" fo:country="US" officeooo:rsid="00a51601" officeooo:paragraph-rsid="00a51601"/>
    </style:style>
    <style:style style:name="P14" style:family="paragraph" style:parent-style-name="Standard" style:list-style-name="L1">
      <style:text-properties fo:language="en" fo:country="US" officeooo:rsid="00a67f54" officeooo:paragraph-rsid="00a67f54"/>
    </style:style>
    <style:style style:name="P15" style:family="paragraph" style:parent-style-name="Standard" style:list-style-name="L2">
      <style:text-properties fo:language="en" fo:country="US" officeooo:rsid="00a67f54" officeooo:paragraph-rsid="00a804f0"/>
    </style:style>
    <style:style style:name="P16" style:family="paragraph" style:parent-style-name="Standard" style:list-style-name="L2">
      <style:text-properties fo:language="en" fo:country="US" officeooo:paragraph-rsid="00a9198c"/>
    </style:style>
    <style:style style:name="P17" style:family="paragraph" style:parent-style-name="Standard" style:list-style-name="L3">
      <style:text-properties fo:language="en" fo:country="US" fo:font-weight="normal" officeooo:rsid="00a9198c" officeooo:paragraph-rsid="00a9198c" style:font-weight-asian="normal" style:font-weight-complex="normal"/>
    </style:style>
    <style:style style:name="P18" style:family="paragraph" style:parent-style-name="Standard" style:list-style-name="L4">
      <style:text-properties fo:language="en" fo:country="US" fo:font-weight="normal" officeooo:rsid="00a9198c" officeooo:paragraph-rsid="00ab0b29" style:font-weight-asian="normal" style:font-weight-complex="normal"/>
    </style:style>
    <style:style style:name="P19" style:family="paragraph" style:parent-style-name="Standard" style:list-style-name="L5">
      <style:text-properties fo:language="en" fo:country="US" fo:font-weight="normal" officeooo:rsid="00a9198c" officeooo:paragraph-rsid="00ab0b29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b0fe1e" officeooo:paragraph-rsid="00b0fe1e" style:font-weight-asian="normal" style:font-weight-complex="normal"/>
    </style:style>
    <style:style style:name="P21" style:family="paragraph" style:parent-style-name="Standard">
      <style:text-properties fo:language="en" fo:country="US" officeooo:rsid="00acd855" officeooo:paragraph-rsid="00acd855" fo:background-color="transparent"/>
    </style:style>
    <style:style style:name="P22" style:family="paragraph" style:parent-style-name="Standard" style:list-style-name="L6">
      <style:text-properties officeooo:paragraph-rsid="00af639c"/>
    </style:style>
    <style:style style:name="P23" style:family="paragraph" style:parent-style-name="Standard" style:list-style-name="L6">
      <style:text-properties officeooo:rsid="00af639c" officeooo:paragraph-rsid="00af639c"/>
    </style:style>
    <style:style style:name="P24" style:family="paragraph" style:parent-style-name="Heading_20_3">
      <style:text-properties fo:language="en" fo:country="US"/>
    </style:style>
    <style:style style:name="P25" style:family="paragraph" style:parent-style-name="Heading_20_3">
      <style:text-properties fo:language="en" fo:country="US" officeooo:paragraph-rsid="00a11112"/>
    </style:style>
    <style:style style:name="P26" style:family="paragraph" style:parent-style-name="Heading_20_3">
      <style:text-properties fo:language="en" fo:country="US" officeooo:rsid="009c6308" officeooo:paragraph-rsid="009cfe20"/>
    </style:style>
    <style:style style:name="P27" style:family="paragraph" style:parent-style-name="Heading_20_3">
      <style:text-properties fo:language="en" fo:country="US" fo:font-weight="bold" officeooo:rsid="009c6308" officeooo:paragraph-rsid="00a1eb3a" style:font-weight-asian="bold" style:font-weight-complex="bold"/>
    </style:style>
    <style:style style:name="P28" style:family="paragraph" style:parent-style-name="Header">
      <style:paragraph-properties fo:text-align="justify" style:justify-single-word="false"/>
      <style:text-properties fo:language="en" fo:country="US" officeooo:rsid="00217a1e" officeooo:paragraph-rsid="00217a1e"/>
    </style:style>
    <style:style style:name="T1" style:family="text">
      <style:text-properties officeooo:rsid="000a4f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a11112" style:font-weight-asian="bold" style:font-weight-complex="bold"/>
    </style:style>
    <style:style style:name="T4" style:family="text">
      <style:text-properties fo:font-weight="bold" officeooo:rsid="009d4023" style:font-weight-asian="bold" style:font-weight-complex="bold"/>
    </style:style>
    <style:style style:name="T5" style:family="text">
      <style:text-properties fo:font-weight="bold" officeooo:rsid="00adfa29" style:font-weight-asian="bold" style:font-weight-complex="bold"/>
    </style:style>
    <style:style style:name="T6" style:family="text">
      <style:text-properties fo:font-weight="bold" officeooo:rsid="00b4759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e7946" style:font-weight-asian="normal" style:font-weight-complex="normal"/>
    </style:style>
    <style:style style:name="T9" style:family="text">
      <style:text-properties officeooo:rsid="009af746"/>
    </style:style>
    <style:style style:name="T10" style:family="text">
      <style:text-properties officeooo:rsid="009b58d8"/>
    </style:style>
    <style:style style:name="T11" style:family="text">
      <style:text-properties officeooo:rsid="009c6308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Liberation Serif" officeooo:rsid="00a11112"/>
    </style:style>
    <style:style style:name="T14" style:family="text">
      <style:text-properties style:text-position="super 58%" style:font-name="Liberation Serif" fo:font-weight="bold" officeooo:rsid="00a804f0" style:font-weight-asian="bold" style:font-weight-complex="bold"/>
    </style:style>
    <style:style style:name="T15" style:family="text">
      <style:text-properties style:text-position="super 58%" officeooo:rsid="00a67f54"/>
    </style:style>
    <style:style style:name="T16" style:family="text">
      <style:text-properties style:text-position="super 58%" fo:language="en" fo:country="US" officeooo:rsid="00a67f54"/>
    </style:style>
    <style:style style:name="T17" style:family="text">
      <style:text-properties style:font-name="Liberation Serif1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officeooo:rsid="009b58d8"/>
    </style:style>
    <style:style style:name="T20" style:family="text">
      <style:text-properties style:font-name="Liberation Serif" officeooo:rsid="009cfe20"/>
    </style:style>
    <style:style style:name="T21" style:family="text">
      <style:text-properties style:font-name="Liberation Serif" officeooo:rsid="00a1eb3a"/>
    </style:style>
    <style:style style:name="T22" style:family="text">
      <style:text-properties style:font-name="Liberation Serif" officeooo:rsid="00a11112"/>
    </style:style>
    <style:style style:name="T23" style:family="text">
      <style:text-properties style:font-name="Liberation Serif" fo:font-weight="bold" officeooo:rsid="00a11112" style:font-weight-asian="bold" style:font-weight-complex="bold"/>
    </style:style>
    <style:style style:name="T24" style:family="text">
      <style:text-properties style:font-name="Liberation Serif" fo:font-weight="bold" officeooo:rsid="009cfe20" style:font-weight-asian="bold" style:font-weight-complex="bold"/>
    </style:style>
    <style:style style:name="T25" style:family="text">
      <style:text-properties style:font-name="Liberation Serif" fo:font-weight="bold" officeooo:rsid="00a804f0" style:font-weight-asian="bold" style:font-weight-complex="bold"/>
    </style:style>
    <style:style style:name="T26" style:family="text">
      <style:text-properties style:font-name="Liberation Serif" fo:font-weight="normal" officeooo:rsid="00a804f0" style:font-weight-asian="normal" style:font-weight-complex="normal"/>
    </style:style>
    <style:style style:name="T27" style:family="text">
      <style:text-properties officeooo:rsid="009cfe20"/>
    </style:style>
    <style:style style:name="T28" style:family="text">
      <style:text-properties officeooo:rsid="009d4023"/>
    </style:style>
    <style:style style:name="T29" style:family="text">
      <style:text-properties officeooo:rsid="009f2a14"/>
    </style:style>
    <style:style style:name="T30" style:family="text">
      <style:text-properties officeooo:rsid="00a11112"/>
    </style:style>
    <style:style style:name="T31" style:family="text">
      <style:text-properties officeooo:rsid="00a29d49"/>
    </style:style>
    <style:style style:name="T32" style:family="text">
      <style:text-properties officeooo:rsid="00a51601"/>
    </style:style>
    <style:style style:name="T33" style:family="text">
      <style:text-properties officeooo:rsid="00a535be"/>
    </style:style>
    <style:style style:name="T34" style:family="text">
      <style:text-properties officeooo:rsid="00a67f54"/>
    </style:style>
    <style:style style:name="T35" style:family="text">
      <style:text-properties officeooo:rsid="00a804f0"/>
    </style:style>
    <style:style style:name="T36" style:family="text">
      <style:text-properties officeooo:rsid="00a9198c"/>
    </style:style>
    <style:style style:name="T37" style:family="text">
      <style:text-properties officeooo:rsid="00ae7946"/>
    </style:style>
    <style:style style:name="T38" style:family="text">
      <style:text-properties officeooo:rsid="007bd49a"/>
    </style:style>
    <style:style style:name="T39" style:family="text">
      <style:text-properties officeooo:rsid="00af639c"/>
    </style:style>
    <style:style style:name="T40" style:family="text">
      <style:text-properties fo:language="en" fo:country="US"/>
    </style:style>
    <style:style style:name="T41" style:family="text">
      <style:text-properties fo:language="en" fo:country="US" fo:font-weight="normal" officeooo:rsid="00af639c" fo:background-color="transparent" loext:char-shading-value="0" style:font-weight-asian="normal" style:font-weight-complex="normal"/>
    </style:style>
    <style:style style:name="T42" style:family="text">
      <style:text-properties fo:language="en" fo:country="US" officeooo:rsid="00af639c"/>
    </style:style>
    <style:style style:name="T43" style:family="text">
      <style:text-properties fo:language="en" fo:country="US" officeooo:rsid="00a804f0"/>
    </style:style>
    <style:style style:name="T44" style:family="text">
      <style:text-properties fo:language="en" fo:country="US" officeooo:rsid="00a67f54"/>
    </style:style>
    <style:style style:name="T45" style:family="text">
      <style:text-properties fo:language="en" fo:country="US" officeooo:rsid="00aff9a6"/>
    </style:style>
    <style:style style:name="T46" style:family="text">
      <style:text-properties fo:language="en" fo:country="US" officeooo:rsid="007bd49a"/>
    </style:style>
    <style:style style:name="T47" style:family="text">
      <style:text-properties officeooo:rsid="00aff9a6"/>
    </style:style>
    <style:style style:name="T48" style:family="text">
      <style:text-properties officeooo:rsid="00b0fe1e"/>
    </style:style>
    <style:style style:name="T49" style:family="text">
      <style:text-properties officeooo:rsid="00b47590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3">R<text:span text:style-name="T9"> subset of real numbers</text:span></text:h>
      <text:p text:style-name="P10">R is a subset of the real numbers<text:span text:style-name="T11"> Real</text:span>, all other types depends on R. </text:p>
      <text:h text:style-name="P24" text:outline-level="3">IR intervals<text:span text:style-name="T27"> [non-empty subsets of P(Real)]</text:span></text:h>
      <text:p text:style-name="P1">IR <text:span text:style-name="T28">ADT for </text:span>the set of closed non empty intervals with endpoints in R<text:span text:style-name="T10">. <text:s/>An element I of IR is pair (I.l,I.u) of elements of R such that I.l</text:span>&lt;=<text:span text:style-name="T10">I.</text:span>u<text:span text:style-name="T10">. The interpretation [[I]] of I is the subset {x:Real|I.l&lt;=x&lt;=I.u} of Real.</text:span></text:p>
      <text:p text:style-name="P1"><text:span text:style-name="T30">The ADT IR satisfies the </text:span><text:span text:style-name="T3">unique representation property</text:span><text:span text:style-name="T30">, i.e., [[I]]=[[I']] implies I==I'.</text:span></text:p>
      <text:h text:style-name="P25" text:outline-level="3">UIR finite union<text:span text:style-name="T1">s</text:span> of intervals<text:span text:style-name="T27"> [subsets of P(Real)]</text:span></text:h>
      <text:p text:style-name="P1">UIR <text:span text:style-name="T28">ADT </text:span>the set of of finite unions of intervals in IR<text:span text:style-name="T28">.</text:span> <text:s/><text:span text:style-name="T29">An element U of UIR is a vector&lt;IR&gt; of strictly increasing IR, where I&lt;I' when I.u&lt;I'.l. T</text:span>he interpretation [[<text:span text:style-name="T30">U</text:span>]] of <text:span text:style-name="T30">u</text:span> is the <text:span text:style-name="T30">union of [[U[i]]] for i</text:span><text:span text:style-name="T22">&lt;U.size().</text:span></text:p>
      <text:p text:style-name="P1"><text:span text:style-name="T22">The ADT UIR satisfies the </text:span><text:span text:style-name="T23">unique representation property</text:span><text:span text:style-name="T22">.</text:span></text:p>
      <text:h text:style-name="P26" text:outline-level="3">B<text:span text:style-name="T10">R </text:span>boxes of dimension d&gt;0<text:span text:style-name="T27"> [non-empty subsets of P(</text:span>Real<text:span text:style-name="T12">d</text:span><text:span text:style-name="T27">)]</text:span></text:h>
      <text:p text:style-name="P1">BR <text:span text:style-name="T28">ADT for</text:span> the set of boxes in Real<text:span text:style-name="T12">d </text:span>with endpoints in R. <text:span text:style-name="T28">An element B of BR is</text:span> a vector<text:span text:style-name="T28">&lt;</text:span>IR<text:span text:style-name="T28">&gt; of size d, </text:span><text:span text:style-name="T4">notation</text:span><text:span text:style-name="T28"> IR B[d]</text:span>. <text:span text:style-name="T28">The interpretation [[</text:span>B<text:span text:style-name="T10">]] of </text:span>B<text:span text:style-name="T10"> is the </text:span>cartesian product<text:span text:style-name="T10"> </text:span><text:span text:style-name="T17">Π </text:span><text:span text:style-name="T18">n&lt;d.[[B[n]]].</text:span></text:p>
      <text:p text:style-name="P1"><text:span text:style-name="T22">The ADT BR satisfies the </text:span><text:span text:style-name="T23">unique representation property</text:span><text:span text:style-name="T22">.</text:span></text:p>
      <text:h text:style-name="P27" text:outline-level="3"><text:span text:style-name="T21">U</text:span><text:span text:style-name="T22">B</text:span><text:span text:style-name="T19">R </text:span><text:span text:style-name="T21">finite union of </text:span><text:span text:style-name="T22">boxes of dimension d&gt;0</text:span><text:span text:style-name="T20"> [subsets of P(</text:span><text:span text:style-name="T22">Real</text:span><text:span text:style-name="T13">d</text:span><text:span text:style-name="T20">)]</text:span></text:h>
      <text:p text:style-name="P1">If d=1, then BR is equivalent to IR. <text:s/>Therefore, UIR is the obvious choice for the ADT UBR when d=1.</text:p>
      <text:p text:style-name="P1"><text:span text:style-name="T18">When d&gt;1 we propose an ADT that satisfies the </text:span><text:span text:style-name="T23">unique representation property</text:span><text:span text:style-name="T22">.</text:span><text:span text:style-name="T18"> </text:span></text:p>
      <text:p text:style-name="P1">The key idea is to use a DAG (Direct Acyclic Graph) <text:span text:style-name="T31">D </text:span>with the following property:</text:p>
      <text:list xml:id="list3983481344140076122" text:style-name="L1">
        <text:list-item>
          <text:p text:style-name="P11">each node is at a level l&lt;d<text:span text:style-name="T32">, we write N[l] for the set of nodes at level l</text:span></text:p>
        </text:list-item>
        <text:list-item>
          <text:p text:style-name="P12">an edge can only go from a node <text:span text:style-name="T32">in N[</text:span>l+1<text:span text:style-name="T32">]</text:span> to a node <text:span text:style-name="T32">in N[l]</text:span></text:p>
        </text:list-item>
        <text:list-item>
          <text:p text:style-name="P12">all leaves (i.e., node<text:span text:style-name="T35">s</text:span> without outgoing edges) are at level 0</text:p>
        </text:list-item>
        <text:list-item>
          <text:p text:style-name="P12">each node <text:span text:style-name="T35">v </text:span>at level 0 is labeled with a non-empty UIR<text:span text:style-name="T35"> v.U</text:span></text:p>
        </text:list-item>
        <text:list-item>
          <text:p text:style-name="P13">each node <text:span text:style-name="T35">v </text:span>at level l+1 i<text:span text:style-name="T33">s labeled by three vectors</text:span></text:p>
          <text:list>
            <text:list-item>
              <text:p text:style-name="P14">R x[n] with n&gt;0 and x strictly increasing sequence of R</text:p>
            </text:list-item>
            <text:list-item>
              <text:p text:style-name="P14">N[l] ux[n]</text:p>
            </text:list-item>
            <text:list-item>
              <text:p text:style-name="P14">N[l]* u[n-1], where <text:span text:style-name="T37">X</text:span>* <text:span text:style-name="T37">denotes</text:span> the set <text:span text:style-name="T37">X</text:span> with an additional element *<text:span text:style-name="T37">.</text:span></text:p>
            </text:list-item>
          </text:list>
        </text:list-item>
      </text:list>
      <text:p text:style-name="P2"><text:span text:style-name="T8">Further</text:span><text:span text:style-name="T7"> properties</text:span> of <text:span text:style-name="T36">D</text:span> are given after defining the interpretation<text:span text:style-name="T36"> of its nodes.</text:span></text:p>
      <text:p text:style-name="P2"/>
      <text:p text:style-name="P3"><text:span text:style-name="T35">T</text:span>he interpretation [[v]]<text:span text:style-name="T12">D</text:span>(l) of v:N[l]<text:span text:style-name="T35">* is a subset of </text:span><text:span text:style-name="T24">P(</text:span><text:span text:style-name="T23">Real</text:span><text:span text:style-name="T14">l+1</text:span><text:span text:style-name="T24">)</text:span><text:span text:style-name="T25"> </text:span><text:span text:style-name="T26">defined</text:span><text:span text:style-name="T25"> </text:span><text:span text:style-name="T35">by induction on l:</text:span></text:p>
      <text:list xml:id="list2918813550285424453" text:style-name="L2">
        <text:list-item>
          <text:p text:style-name="P15">[[<text:span text:style-name="T35">*</text:span>]]<text:span text:style-name="T12">D</text:span>(l)<text:span text:style-name="T35"> is the empty set 0, independently from l</text:span></text:p>
        </text:list-item>
        <text:list-item>
          <text:p text:style-name="P15">[[<text:span text:style-name="T35">v</text:span>]<text:span text:style-name="T12">D</text:span>(<text:span text:style-name="T35">0</text:span>)<text:span text:style-name="T35"> is [[v.U]], thus it is not empty</text:span></text:p>
        </text:list-item>
        <text:list-item>
          <text:p text:style-name="P15">[[<text:span text:style-name="T35">v</text:span>]<text:span text:style-name="T12">D</text:span>(<text:span text:style-name="T35">l+1</text:span>)<text:span text:style-name="T35"> is the union of the following subsets of </text:span><text:span text:style-name="T24">P(</text:span><text:span text:style-name="T23">Real</text:span><text:span text:style-name="T14">l+2</text:span><text:span text:style-name="T24">)</text:span></text:p>
          <text:list>
            <text:list-item>
              <text:p text:style-name="P15">[[<text:span text:style-name="T35">v.ux[i]</text:span>]<text:span text:style-name="T12">D</text:span>(<text:span text:style-name="T35">l</text:span>)<text:span text:style-name="T35">x{v.x[i]} for i&lt;n, this set is not empty as v.ux[i]!=*</text:span></text:p>
            </text:list-item>
            <text:list-item>
              <text:p text:style-name="P16"><text:span text:style-name="T35">[[v.u[i]]</text:span><text:span text:style-name="T15">D</text:span><text:span text:style-name="T34">(l)x[x[i],x[i+1]] for i&lt;n-1, this set is empty when v.u[i]==*</text:span></text:p>
            </text:list-item>
          </text:list>
        </text:list-item>
      </text:list>
      <text:p text:style-name="P20">We use the the idea of <text:span text:style-name="T2">sweep line</text:span> to represent a UBR of dimension d+1 using UBRs of dimension d, <text:span text:style-name="T49">thus adopting the </text:span><text:s/><text:span text:style-name="T2">divide-and-conquer</text:span> approach to representation (which extends also t<text:span text:style-name="T49">o</text:span> the implementation of methods involving the type UBR). <text:s/>The use of a DAG is a standard optimization, <text:span text:style-name="T49">namely we</text:span> avoid duplication of data (and computation)<text:span text:style-name="T49"> by </text:span><text:span text:style-name="T6">sharing</text:span><text:span text:style-name="T49"> data.</text:span></text:p>
      <text:p text:style-name="P4"/>
      <text:p text:style-name="P4">Additional <text:span text:style-name="T36">(global) </text:span>properties of <text:span text:style-name="T36">D</text:span></text:p>
      <text:list xml:id="list4741695552909414960" text:style-name="L3">
        <text:list-item>
          <text:p text:style-name="P17">the nodes at level l denote different non-empty subsets of <text:span text:style-name="T24">P(</text:span><text:span text:style-name="T23">Real</text:span><text:span text:style-name="T14">l+1</text:span><text:span text:style-name="T24">)</text:span>, namely <text:span text:style-name="T34">[[v]]</text:span><text:span text:style-name="T15">D</text:span><text:span text:style-name="T34">(l)</text:span>=<text:span text:style-name="T34">[[v</text:span>.<text:span text:style-name="T34">]]</text:span><text:span text:style-name="T15">D</text:span><text:span text:style-name="T34">(l)</text:span> implies v==v' for every v,v':N[l]</text:p>
        </text:list-item>
        <text:list-item>
          <text:p text:style-name="P17">the label of each node v at level l+1 satisfies these properties</text:p>
        </text:list-item>
      </text:list>
      <text:list xml:id="list9106744622387680035" text:style-name="L4">
        <text:list-item>
          <text:list>
            <text:list-item>
              <text:p text:style-name="P18"><text:span text:style-name="T34">[[v.u[i]]]</text:span><text:span text:style-name="T15">D</text:span><text:span text:style-name="T34">(l) is included in [[v.ux[i]]]</text:span><text:span text:style-name="T15">D</text:span><text:span text:style-name="T34">(l) and [[v.ux[i+1]]]</text:span><text:span text:style-name="T15">D</text:span><text:span text:style-name="T34">(l) when i&lt;n-1</text:span></text:p>
            </text:list-item>
          </text:list>
        </text:list-item>
      </text:list>
      <text:list xml:id="list3448369355050403343" text:style-name="L5">
        <text:list-item>
          <text:list>
            <text:list-item>
              <text:p text:style-name="P19"><text:span text:style-name="T34">[[v.ux[i+1]]]</text:span><text:span text:style-name="T15">D</text:span><text:span text:style-name="T34">(l) is properly included in [[v.u[i]]]</text:span><text:span text:style-name="T15">D</text:span><text:span text:style-name="T34">(l) or [[v.u[i+1]]]</text:span><text:span text:style-name="T15">D</text:span><text:span text:style-name="T34">(l) when i&lt;n-2 and <text:s/>[[v.u[i]]]</text:span><text:span text:style-name="T15">D</text:span><text:span text:style-name="T34">(l)=[[v.u[i+1]]]</text:span><text:span text:style-name="T15">D</text:span><text:span text:style-name="T34">(l)</text:span></text:p>
            </text:list-item>
          </text:list>
        </text:list-item>
      </text:list>
      <text:p text:style-name="P6"><text:soft-page-break/></text:p>
      <text:p text:style-name="P7">Therefore each node in N[d-1] represents a non-empty finite union of BR. If a UBR is not interpreted by a node <text:s/>in N[d-1]*, then the DAG D is <text:span text:style-name="T2">extended</text:span><text:span text:style-name="T5">, </text:span>preserving the properties given above.<text:span text:style-name="T37"> nodes in N[l] are linearly ordered, namely v&lt;v' when v has been added to D before v'.</text:span></text:p>
      <text:p text:style-name="P7"/>
      <text:p text:style-name="P5">Additional <text:span text:style-name="T37">data structure in</text:span> <text:span text:style-name="T36">D (for efficiency).</text:span></text:p>
      <text:p text:style-name="P8"><text:span text:style-name="T41">We use two</text:span> data structures to <text:span text:style-name="T2">memoize</text:span> the result of <text:span text:style-name="T39">the functions </text:span>cmp and sum</text:p>
      <text:list xml:id="list8651471013881048394" text:style-name="L6">
        <text:list-item>
          <text:p text:style-name="P22"><text:span text:style-name="T39">cmp(v,v') for </text:span><text:span text:style-name="T42">v,v':N[l] </text:span><text:span text:style-name="T39">gives the result of comparing the sets </text:span><text:span text:style-name="T43">[[v</text:span><text:span text:style-name="T42">]</text:span><text:span text:style-name="T43">]</text:span><text:span text:style-name="T16">D</text:span><text:span text:style-name="T44">(l)</text:span><text:span text:style-name="T42"> and </text:span><text:span text:style-name="T43">[[v</text:span><text:span text:style-name="T42">']</text:span><text:span text:style-name="T43">]</text:span><text:span text:style-name="T16">D</text:span><text:span text:style-name="T44">(l)</text:span><text:span text:style-name="T42">, t</text:span><text:span text:style-name="T45">here are 4</text:span><text:span text:style-name="T42"> possible outcomes</text:span><text:span text:style-name="T45"> belonging to the set CMP={</text:span><text:span text:style-name="T42">eq, lt, gt, no</text:span><text:span text:style-name="T45">}</text:span><text:span text:style-name="T42">;</text:span></text:p>
        </text:list-item>
        <text:list-item>
          <text:p text:style-name="P23"><text:span text:style-name="T40">sum(v,v') for v,v':N[l] is the unique element of N[l] representing the union of </text:span><text:span text:style-name="T43">[[v</text:span><text:span text:style-name="T40">]</text:span><text:span text:style-name="T43">]</text:span><text:span text:style-name="T16">D</text:span><text:span text:style-name="T44">(l)</text:span><text:span text:style-name="T40"> and </text:span><text:span text:style-name="T43">[[v</text:span><text:span text:style-name="T40">']</text:span><text:span text:style-name="T43">]</text:span><text:span text:style-name="T16">D</text:span><text:span text:style-name="T44">(l)</text:span><text:span text:style-name="T40">.</text:span></text:p>
        </text:list-item>
      </text:list>
      <text:p text:style-name="P9"><text:span text:style-name="T45">The value cmp(v,v') </text:span><text:span text:style-name="T46">for v&lt;v':N[l]</text:span><text:span text:style-name="T45"> is stored in </text:span><text:span text:style-name="T47">C</text:span>[<text:span text:style-name="T38">l</text:span>]<text:span text:style-name="T38">[v'][v] of type CMP* , where * means that the value of cmp(v,v') has not been computed. Similarly, the</text:span><text:span text:style-name="T45"> value sum(v,v') </text:span><text:span text:style-name="T46">for v&lt;v':N[l]</text:span><text:span text:style-name="T45"> is stored in U</text:span><text:span text:style-name="T47">[l][v'][v] of type N[l]* , where * means that the value of sum(v,v') has not been computed, yet. Note that when C</text:span>[<text:span text:style-name="T38">l</text:span>]<text:span text:style-name="T38">[v'][v] or U[l][v'][v] has been updated with a proper value (i.e., different from *), it will keep that value foreve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language="en" fo:country="US" officeooo:rsid="00217a1e" officeooo:paragraph-rsid="00217a1e"/>
    </style:style>
    <style:style style:name="MT1" style:family="text">
      <style:text-properties officeooo:rsid="00b0fe1e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ADT for boxes &amp; co by E.Moggi (last updated <text:date style:data-style-name="N84" text:date-value="2018-08-28T15:05:18.726992793">2018-08-28</text:date>)<text:span text:style-name="MT1"><text:tab/><text:tab/></text:span><text:page-number text:select-page="current">2</text:page-number><text:span text:style-name="MT1"> / </text:span><text:span text:style-name="MT1"><text:page-count>2</text:page-count></text:span><text:span text:style-name="MT1">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8T15:04:41.932843174</dc:date>
    <dc:creator>Eugenio Moggi</dc:creator>
    <meta:editing-duration>PT8H44M23S</meta:editing-duration>
    <meta:editing-cycles>105</meta:editing-cycles>
    <meta:generator>LibreOffice/5.1.6.2$Linux_x86 LibreOffice_project/10m0$Build-2</meta:generator>
    <meta:document-statistic meta:table-count="0" meta:image-count="0" meta:object-count="0" meta:page-count="2" meta:paragraph-count="43" meta:word-count="753" meta:character-count="4276" meta:non-whitespace-character-count="3573"/>
  </office:meta>
</office:document-meta>
</file>